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1cm" draw:marker-start-width="0.35cm" draw:marker-end="Linienspitzen_20_1" draw:marker-end-width="0.45cm" draw:fill="none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g>
          <svg:title>TexMaths</svg:title>
          <svg:desc>72§display§H^1(\Omega)§svg§600§FALSE§</svg:desc>
          <draw:polygon draw:style-name="gr1" draw:text-style-name="P1" draw:layer="layout" svg:width="7.228cm" svg:height="2.821cm" svg:x="0.601cm" svg:y="2.688cm" svg:viewBox="0 0 7229 2822" draw:points="3615,2822 0,2822 0,0 7229,0 7229,2822">
            <text:p/>
          </draw:polygon>
          <draw:path draw:style-name="gr2" draw:text-style-name="P2" draw:layer="layout" svg:width="2.137cm" svg:height="1.734cm" svg:x="0.702cm" svg:y="3.142cm" svg:viewBox="0 0 2138 1735" svg:d="M1836 194c22-93 29-115 216-115 65 0 86 0 86-50 0-29-28-29-36-29-72 0-252 7-324 7s-252-7-331-7c-14 0-43 0-43 50 0 29 22 29 72 29 0 0 50 0 94 7 43 0 64 8 64 36 0 15 0 15-7 51l-151 619h-778l152-598c21-93 28-115 216-115 64 0 86 0 86-50 0-29-29-29-36-29-72 0-252 7-324 7-79 0-259-7-331-7-22 0-51 0-51 50 0 29 29 29 72 29 8 0 58 0 101 7 43 0 65 8 65 36 0 15 0 22-7 51l-339 1368c-28 93-36 115-230 115-50 0-72 0-72 50 0 29 29 29 36 29 72 0 252-7 324-7 50 0 108 0 158 0 58 0 116 7 166 7 22 0 50 0 50-50 0-29-21-29-72-29-93 0-165 0-165-43 0-15 7-29 14-44l173-698h770c-108 425-165 662-172 698-29 87-72 87-231 87-43 0-65 0-65 50 0 29 29 29 36 29 72 0 252-7 324-7 51 0 108 0 159 0 57 0 115 7 165 7 22 0 51 0 51-50 0-29-22-29-65-29-94 0-166 0-166-43 0-15 0-29 8-44z">
            <text:p/>
          </draw:path>
          <draw:path draw:style-name="gr2" draw:text-style-name="P2" draw:layer="layout" svg:width="0.654cm" svg:height="1.18cm" svg:x="3.092cm" svg:y="2.652cm" svg:viewBox="0 0 655 1181" svg:d="M403 50c0-50 0-50-50-50-115 115-281 115-353 115v65c43 0 158 0 259-50v907c0 57 0 79-180 79h-65v65c29 0 252-8 317-8 58 0 281 8 324 8v-65h-72c-180 0-180-22-180-79z">
            <text:p/>
          </draw:path>
          <draw:path draw:style-name="gr2" draw:text-style-name="P2" draw:layer="layout" svg:width="0.597cm" svg:height="2.533cm" svg:x="4.288cm" svg:y="2.969cm" svg:viewBox="0 0 598 2534" svg:d="M598 2512c0-7 0-14-51-57-317-317-396-799-396-1188 0-439 94-878 411-1195 36-36 36-36 36-43 0-22-15-29-29-29-29 0-259 173-411 497-129 280-158 561-158 770 0 202 29 504 166 792 158 317 374 475 403 475 14 0 29-7 29-22z">
            <text:p/>
          </draw:path>
          <draw:path draw:style-name="gr2" draw:text-style-name="P2" draw:layer="layout" svg:width="1.605cm" svg:height="1.792cm" svg:x="5.13cm" svg:y="3.084cm" svg:viewBox="0 0 1606 1793" svg:d="M1606 1382h-58c-14 65-29 123-50 180-8 43-22 65-166 65h-202c29-144 108-266 224-432 122-180 223-360 223-554 0-353-339-641-771-641-439 0-777 288-777 641 0 194 108 374 223 554 115 166 194 288 230 432h-208c-144 0-152-22-166-58-22-57-29-129-43-187h-65l86 411h404c57 0 64 0 64-58 0-173-79-396-136-562-58-144-123-345-123-539 0-404 274-576 511-576 238 0 512 180 512 576 0 194-72 388-144 590-36 108-116 338-116 511 0 58 8 58 65 58h403z">
            <text:p/>
          </draw:path>
          <draw:path draw:style-name="gr2" draw:text-style-name="P2" draw:layer="layout" svg:width="0.597cm" svg:height="2.533cm" svg:x="6.98cm" svg:y="2.969cm" svg:viewBox="0 0 598 2534" svg:d="M598 1267c0-194-29-504-173-792-151-309-375-475-396-475-22 0-29 7-29 29 0 7 0 7 50 57 252 252 396 655 396 1181 0 439-93 885-410 1202-36 29-36 36-36 43 0 15 7 22 29 22 21 0 252-173 403-489 130-281 166-562 166-778z">
            <text:p/>
          </draw:path>
        </draw:g>
        <draw:g>
          <svg:title>TexMaths</svg:title>
          <svg:desc>72§display§L^2(\Omega)§svg§600§FALSE§</svg:desc>
          <draw:polygon draw:style-name="gr1" draw:text-style-name="P1" draw:layer="layout" svg:width="6.637cm" svg:height="2.821cm" svg:x="21.103cm" svg:y="2.687cm" svg:viewBox="0 0 6638 2822" draw:points="3319,2822 0,2822 0,0 6638,0 6638,2822">
            <text:p/>
          </draw:polygon>
          <draw:path draw:style-name="gr2" draw:text-style-name="P2" draw:layer="layout" svg:width="1.533cm" svg:height="1.734cm" svg:x="21.204cm" svg:y="3.141cm" svg:viewBox="0 0 1534 1735" svg:d="M850 202c21-94 36-123 273-123 72 0 94 0 94-50 0-29-29-29-43-29-80 0-288 7-375 7-72 0-259-7-338-7-15 0-43 0-43 50 0 29 21 29 64 29 8 0 58 0 101 7 43 0 65 8 65 36 0 15 0 22-7 51l-339 1368c-28 93-36 115-230 115-43 0-72 0-72 50 0 29 22 29 72 29h1174c64 0 64 0 79-43l201-547c8-29 8-36 8-36 0-15-8-29-29-29-22 0-22 14-43 50-87 238-202 526-641 526h-238c-36 0-36 0-57 0-22-7-29-7-29-29 0-7 0-14 14-58z">
            <text:p/>
          </draw:path>
          <draw:path draw:style-name="gr2" draw:text-style-name="P2" draw:layer="layout" svg:width="0.791cm" svg:height="1.18cm" svg:x="22.932cm" svg:y="2.651cm" svg:viewBox="0 0 792 1181" svg:d="M792 857h-65c0 43-21 144-43 165-14 7-151 7-180 7h-324c187-165 245-216 353-295 137-108 259-216 259-388 0-216-194-346-418-346-223 0-374 158-374 317 0 93 79 101 94 101 43 0 93-29 93-94 0-29-7-94-101-94 51-129 173-165 260-165 180 0 273 137 273 281 0 158-115 280-173 345l-432 425c-14 14-14 14-14 65h734z">
            <text:p/>
          </draw:path>
          <draw:path draw:style-name="gr2" draw:text-style-name="P2" draw:layer="layout" svg:width="0.597cm" svg:height="2.533cm" svg:x="24.206cm" svg:y="2.968cm" svg:viewBox="0 0 598 2534" svg:d="M598 2512c0-7 0-14-51-57-317-317-396-799-396-1188 0-439 94-878 411-1195 36-36 36-36 36-43 0-22-15-29-29-29-29 0-259 173-411 497-129 280-158 561-158 770 0 202 29 504 166 792 158 317 374 475 403 475 14 0 29-7 29-22z">
            <text:p/>
          </draw:path>
          <draw:path draw:style-name="gr2" draw:text-style-name="P2" draw:layer="layout" svg:width="1.605cm" svg:height="1.792cm" svg:x="25.048cm" svg:y="3.083cm" svg:viewBox="0 0 1606 1793" svg:d="M1606 1382h-58c-14 65-29 123-50 180-8 43-22 65-166 65h-202c29-144 108-266 224-432 122-180 223-360 223-554 0-353-339-641-771-641-439 0-777 288-777 641 0 194 108 374 223 554 115 166 194 288 230 432h-208c-144 0-152-22-166-58-22-57-29-129-43-187h-65l86 411h404c57 0 64 0 64-58 0-173-79-396-136-562-58-144-123-345-123-539 0-404 274-576 511-576 238 0 512 180 512 576 0 194-72 388-144 590-36 108-116 338-116 511 0 58 8 58 65 58h403z">
            <text:p/>
          </draw:path>
          <draw:path draw:style-name="gr2" draw:text-style-name="P2" draw:layer="layout" svg:width="0.597cm" svg:height="2.533cm" svg:x="26.899cm" svg:y="2.968cm" svg:viewBox="0 0 598 2534" svg:d="M598 1267c0-194-29-504-173-792-151-309-375-475-396-475-22 0-29 7-29 29 0 7 0 7 50 57 252 252 396 655 396 1181 0 439-93 885-410 1202-36 29-36 36-36 43 0 15 7 22 29 22 21 0 252-173 403-489 130-281 166-562 166-778z">
            <text:p/>
          </draw:path>
        </draw:g>
        <draw:g>
          <svg:title>TexMaths</svg:title>
          <svg:desc>66§display§\partial/\partial z§svg§600§FALSE§</svg:desc>
          <draw:polygon draw:style-name="gr1" draw:text-style-name="P1" draw:layer="layout" svg:width="5.048cm" svg:height="2.315cm" svg:x="12.201cm" svg:y="0.808cm" svg:viewBox="0 0 5049 2316" draw:points="2528,2316 0,2316 0,0 5049,0 5049,2316">
            <text:p/>
          </draw:polygon>
          <draw:path draw:style-name="gr2" draw:text-style-name="P2" draw:layer="layout" svg:width="1.227cm" svg:height="1.715cm" svg:x="12.293cm" svg:y="0.88cm" svg:viewBox="0 0 1228 1716" svg:d="M983 878c-19-145-118-277-297-277-145 0-297 39-475 224-198 191-211 409-211 482 0 138 106 409 429 409 554 0 799-779 799-1115 0-370-218-601-502-601-343 0-449 304-449 370 0 33 20 79 86 79 79 0 132-66 132-126 0-79-73-79-112-79 105-171 270-185 336-185 172 0 330 119 330 423 0 86-13 204-59 396zM436 1656c-258 0-258-244-258-264 0-66 60-389 159-527 92-139 204-212 349-212 251 0 258 264 258 311 0 165-152 692-508 692z">
            <text:p/>
          </draw:path>
          <draw:path draw:style-name="gr2" draw:text-style-name="P2" draw:layer="layout" svg:width="0.91cm" svg:height="2.322cm" svg:x="13.686cm" svg:y="0.801cm" svg:viewBox="0 0 911 2323" svg:d="M898 86c13-27 13-40 13-40 0-26-20-46-46-46-20 0-33 7-40 20l-812 2217c-13 33-13 40-13 40 0 26 20 46 46 46 33 0 40-13 53-53z">
            <text:p/>
          </draw:path>
          <draw:path draw:style-name="gr2" draw:text-style-name="P2" draw:layer="layout" svg:width="1.227cm" svg:height="1.715cm" svg:x="14.808cm" svg:y="0.88cm" svg:viewBox="0 0 1228 1716" svg:d="M983 878c-19-145-118-277-297-277-145 0-297 39-475 224-198 191-211 409-211 482 0 138 106 409 429 409 554 0 799-779 799-1115 0-370-218-601-502-601-343 0-449 304-449 370 0 33 20 79 86 79 79 0 132-66 132-126 0-79-73-79-112-79 99-171 270-185 336-185 172 0 330 119 330 423 0 86-13 204-59 396zM436 1656c-258 0-258-244-258-264 0-66 60-389 159-527 92-139 204-212 349-212 251 0 258 264 258 311 0 165-152 692-508 692z">
            <text:p/>
          </draw:path>
          <draw:path draw:style-name="gr2" draw:text-style-name="P2" draw:layer="layout" svg:width="0.989cm" svg:height="1.055cm" svg:x="16.168cm" svg:y="1.514cm" svg:viewBox="0 0 990 1056" svg:d="M211 838c126-138 192-191 277-264 0-6 146-125 231-211 218-218 271-330 271-337 0-26-20-26-26-26-14 0-20 7-33 26-73 113-119 152-179 152-52 0-79-39-118-79-40-53-80-99-159-99-178 0-284 218-284 264 0 13 7 26 27 26s26-13 33-26c46-106 178-106 198-106 46 0 92 14 145 33 92 33 119 33 178 33-79 106-277 271-323 311l-211 191c-159 158-238 290-238 310s26 20 26 20c20 0 27 0 40-26 53-86 125-146 198-146 53 0 79 20 139 86 39 53 79 86 145 86 231 0 369-297 369-356 0-14-13-27-33-27-19 0-19 13-33 33-52 152-198 198-277 198-46 0-86-20-138-33-80-33-113-39-165-39 0 0-40 0-60 6z">
            <text:p/>
          </draw:path>
        </draw:g>
        <draw:g>
          <svg:title>TexMaths</svg:title>
          <svg:desc>72§display§V_0§svg§600§FALSE§</svg:desc>
          <draw:polygon draw:style-name="gr1" draw:text-style-name="P1" draw:layer="layout" svg:width="2.483cm" svg:height="2.109cm" svg:x="2.401cm" svg:y="15.809cm" svg:viewBox="0 0 2484 2110" draw:points="1238,2110 0,2110 0,0 2484,0 2484,2110">
            <text:p/>
          </draw:polygon>
          <draw:path draw:style-name="gr2" draw:text-style-name="P2" draw:layer="layout" svg:width="1.813cm" svg:height="1.792cm" svg:x="2.545cm" svg:y="15.802cm" svg:viewBox="0 0 1814 1793" svg:d="M1454 288c123-194 231-202 324-209 29 0 36-43 36-50 0-22-14-29-36-29-64 0-136 7-208 7-87 0-173-7-252-7-15 0-51 0-51 50 0 29 29 29 43 29 72 7 116 29 116 87 0 36-36 93-36 93l-778 1239-173-1340c0-43 58-79 173-79 36 0 65 0 65-50 0-22-22-29-36-29-101 0-209 7-317 7-43 0-94 0-137 0-50 0-93-7-137-7-21 0-50 0-50 50 0 29 22 29 65 29 144 0 144 22 151 87l202 1569c7 51 14 58 50 58 43 0 50-14 72-50z">
            <text:p/>
          </draw:path>
          <draw:path draw:style-name="gr2" draw:text-style-name="P2" draw:layer="layout" svg:width="0.827cm" svg:height="1.216cm" svg:x="3.963cm" svg:y="16.738cm" svg:viewBox="0 0 828 1217" svg:d="M828 612c0-194-22-331-101-461-57-79-173-151-309-151-418 0-418 490-418 612 0 130 0 605 418 605 410 0 410-475 410-605zM418 1167c-87 0-195-44-231-195-21-101-21-252-21-382 0-129 0-266 21-360 43-144 151-180 231-180 93 0 187 58 216 159 28 101 36 230 36 381 0 130 0 267-29 375-36 166-151 202-223 202z">
            <text:p/>
          </draw:path>
        </draw:g>
        <draw:line draw:style-name="gr3" draw:text-style-name="P3" draw:layer="layout" svg:x1="3.5cm" svg:y1="6.2cm" svg:x2="3.5cm" svg:y2="14.4cm">
          <text:p/>
        </draw:line>
        <draw:g>
          <svg:title>TexMaths</svg:title>
          <svg:desc>72§display§V_1§svg§600§FALSE§</svg:desc>
          <draw:polygon draw:style-name="gr1" draw:text-style-name="P1" draw:layer="layout" svg:width="2.483cm" svg:height="2.109cm" svg:x="23.503cm" svg:y="15.81cm" svg:viewBox="0 0 2484 2110" draw:points="1238,2110 0,2110 0,0 2484,0 2484,2110">
            <text:p/>
          </draw:polygon>
          <draw:path draw:style-name="gr2" draw:text-style-name="P2" draw:layer="layout" svg:width="1.813cm" svg:height="1.792cm" svg:x="23.647cm" svg:y="15.803cm" svg:viewBox="0 0 1814 1793" svg:d="M1454 288c123-194 231-202 324-209 29 0 36-43 36-50 0-22-14-29-36-29-64 0-136 7-208 7-87 0-173-7-252-7-15 0-51 0-51 50 0 29 29 29 43 29 72 7 116 29 116 87 0 36-36 93-36 93l-778 1239-173-1340c0-43 58-79 173-79 36 0 65 0 65-50 0-22-22-29-36-29-101 0-209 7-317 7-43 0-94 0-137 0-50 0-93-7-137-7-21 0-50 0-50 50 0 29 22 29 65 29 144 0 144 22 151 87l202 1569c7 51 14 58 50 58 43 0 50-14 72-50z">
            <text:p/>
          </draw:path>
          <draw:path draw:style-name="gr2" draw:text-style-name="P2" draw:layer="layout" svg:width="0.654cm" svg:height="1.18cm" svg:x="25.166cm" svg:y="16.739cm" svg:viewBox="0 0 655 1181" svg:d="M403 50c0-50 0-50-50-50-115 115-281 115-353 115v65c43 0 158 0 259-50v907c0 58 0 79-180 79h-65v65c29 0 252-7 317-7 58 0 281 7 324 7v-65h-72c-180 0-180-21-180-79z">
            <text:p/>
          </draw:path>
        </draw:g>
        <draw:line draw:style-name="gr3" draw:text-style-name="P3" draw:layer="layout" svg:x1="24.5cm" svg:y1="6.3cm" svg:x2="24.5cm" svg:y2="14.5cm">
          <text:p/>
        </draw:line>
        <draw:g>
          <svg:title>TexMaths</svg:title>
          <svg:desc>66§display§\Pi_0§svg§600§FALSE§</svg:desc>
          <draw:polygon draw:style-name="gr1" draw:text-style-name="P1" draw:layer="layout" svg:width="2.659cm" svg:height="1.933cm" svg:x="0.301cm" svg:y="9.182cm" svg:viewBox="0 0 2660 1934" draw:points="1333,1934 0,1934 0,0 2660,0 2660,1934">
            <text:p/>
          </draw:polygon>
          <draw:path draw:style-name="gr2" draw:text-style-name="P2" draw:layer="layout" svg:width="1.59cm" svg:height="1.583cm" svg:x="0.38cm" svg:y="9.182cm" svg:viewBox="0 0 1591 1584" svg:d="M1353 185c0-86 0-112 185-112h53v-73h-1591v73h53c185 0 185 26 185 112v1214c0 86 0 113-185 113h-53v72c79-6 251-6 343-6 86 0 264 0 343 6v-72h-52c-185 0-185-27-185-113v-1326h693v1326c0 86 0 113-185 113h-53v72c79-6 251-6 343-6 86 0 265 0 344 6v-72h-53c-185 0-185-27-185-113z">
            <text:p/>
          </draw:path>
          <draw:path draw:style-name="gr2" draw:text-style-name="P2" draw:layer="layout" svg:width="0.758cm" svg:height="1.115cm" svg:x="2.116cm" svg:y="10.033cm" svg:viewBox="0 0 759 1116" svg:d="M759 561c0-178-20-304-92-422-53-73-159-139-284-139-383 0-383 449-383 561 0 119 0 555 383 555 376 0 376-436 376-555zM383 1069c-79 0-178-39-211-178-20-92-20-231-20-350s0-244 20-330c39-132 138-165 211-165 86 0 171 53 198 145 26 93 33 212 33 350 0 119 0 244-27 343-33 152-138 185-204 185z">
            <text:p/>
          </draw:path>
        </draw:g>
        <draw:g>
          <svg:title>TexMaths</svg:title>
          <svg:desc>66§display§\Pi_1§svg§600§FALSE§</svg:desc>
          <draw:polygon draw:style-name="gr1" draw:text-style-name="P1" draw:layer="layout" svg:width="2.659cm" svg:height="1.933cm" svg:x="21.501cm" svg:y="9.181cm" svg:viewBox="0 0 2660 1934" draw:points="1333,1934 0,1934 0,0 2660,0 2660,1934">
            <text:p/>
          </draw:polygon>
          <draw:path draw:style-name="gr2" draw:text-style-name="P2" draw:layer="layout" svg:width="1.59cm" svg:height="1.583cm" svg:x="21.58cm" svg:y="9.181cm" svg:viewBox="0 0 1591 1584" svg:d="M1353 185c0-86 0-112 185-112h53v-73h-1591v73h53c185 0 185 26 185 112v1214c0 86 0 113-185 113h-53v72c79-6 251-6 343-6 86 0 264 0 343 6v-72h-52c-185 0-185-27-185-113v-1326h693v1326c0 86 0 113-185 113h-53v72c79-6 251-6 343-6 86 0 265 0 344 6v-72h-53c-185 0-185-27-185-113z">
            <text:p/>
          </draw:path>
          <draw:path draw:style-name="gr2" draw:text-style-name="P2" draw:layer="layout" svg:width="0.6cm" svg:height="1.082cm" svg:x="23.409cm" svg:y="10.032cm" svg:viewBox="0 0 601 1083" svg:d="M370 46c0-46 0-46-47-46-105 106-257 106-323 106v59c40 0 145 0 238-46v831c0 53 0 73-165 73h-60v60c27 0 231-7 291-7 52 0 257 7 297 7v-60h-66c-165 0-165-20-165-73z">
            <text:p/>
          </draw:path>
        </draw:g>
        <draw:g>
          <svg:title>TexMaths</svg:title>
          <svg:desc>66§display§\partial/\partial z§svg§600§FALSE§</svg:desc>
          <draw:polygon draw:style-name="gr1" draw:text-style-name="P1" draw:layer="layout" svg:width="5.048cm" svg:height="2.315cm" svg:x="12.202cm" svg:y="18.108cm" svg:viewBox="0 0 5049 2316" draw:points="2528,2316 0,2316 0,0 5049,0 5049,2316">
            <text:p/>
          </draw:polygon>
          <draw:path draw:style-name="gr2" draw:text-style-name="P2" draw:layer="layout" svg:width="1.227cm" svg:height="1.715cm" svg:x="12.294cm" svg:y="18.18cm" svg:viewBox="0 0 1228 1716" svg:d="M983 878c-19-145-118-277-297-277-145 0-297 39-475 224-198 191-211 409-211 482 0 138 106 409 429 409 554 0 799-779 799-1115 0-370-218-601-502-601-343 0-449 304-449 370 0 33 20 79 86 79 79 0 132-66 132-126 0-79-73-79-112-79 105-171 270-185 336-185 172 0 330 119 330 423 0 86-13 204-59 396zM436 1656c-258 0-258-244-258-264 0-66 60-389 159-527 92-139 204-212 349-212 251 0 258 264 258 311 0 165-152 692-508 692z">
            <text:p/>
          </draw:path>
          <draw:path draw:style-name="gr2" draw:text-style-name="P2" draw:layer="layout" svg:width="0.91cm" svg:height="2.322cm" svg:x="13.687cm" svg:y="18.101cm" svg:viewBox="0 0 911 2323" svg:d="M898 86c13-27 13-40 13-40 0-26-20-46-46-46-20 0-33 7-40 20l-812 2217c-13 33-13 40-13 40 0 26 20 46 46 46 33 0 40-13 53-53z">
            <text:p/>
          </draw:path>
          <draw:path draw:style-name="gr2" draw:text-style-name="P2" draw:layer="layout" svg:width="1.227cm" svg:height="1.715cm" svg:x="14.809cm" svg:y="18.18cm" svg:viewBox="0 0 1228 1716" svg:d="M983 878c-19-145-118-277-297-277-145 0-297 39-475 224-198 191-211 409-211 482 0 138 106 409 429 409 554 0 799-779 799-1115 0-370-218-601-502-601-343 0-449 304-449 370 0 33 20 79 86 79 79 0 132-66 132-126 0-79-73-79-112-79 99-171 270-185 336-185 172 0 330 119 330 423 0 86-13 204-59 396zM436 1656c-258 0-258-244-258-264 0-66 60-389 159-527 92-139 204-212 349-212 251 0 258 264 258 311 0 165-152 692-508 692z">
            <text:p/>
          </draw:path>
          <draw:path draw:style-name="gr2" draw:text-style-name="P2" draw:layer="layout" svg:width="0.989cm" svg:height="1.055cm" svg:x="16.169cm" svg:y="18.814cm" svg:viewBox="0 0 990 1056" svg:d="M211 838c126-138 192-191 277-264 0-6 146-125 231-211 218-218 271-330 271-337 0-26-20-26-26-26-14 0-20 7-33 26-73 113-119 152-179 152-52 0-79-39-118-79-40-53-80-99-159-99-178 0-284 218-284 264 0 13 7 26 27 26s26-13 33-26c46-106 178-106 198-106 46 0 92 14 145 33 92 33 119 33 178 33-79 106-277 271-323 311l-211 191c-159 158-238 290-238 310s26 20 26 20c20 0 27 0 40-26 53-86 125-146 198-146 53 0 79 20 139 86 39 53 79 86 145 86 231 0 369-297 369-356 0-14-13-27-33-27-19 0-19 13-33 33-52 152-198 198-277 198-46 0-86-20-138-33-80-33-113-39-165-39 0 0-40 0-60 6z">
            <text:p/>
          </draw:path>
        </draw:g>
        <draw:line draw:style-name="gr3" draw:text-style-name="P3" draw:layer="layout" svg:x1="6.575cm" svg:y1="16.9cm" svg:x2="22.175cm" svg:y2="16.9cm">
          <text:p/>
        </draw:line>
        <draw:line draw:style-name="gr3" draw:text-style-name="P3" draw:layer="layout" svg:x1="8.4cm" svg:y1="4.2cm" svg:x2="20.8cm" svg:y2="4.2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4:03:11.946054395</meta:creation-date>
    <dc:date>2019-02-27T11:11:54.241958261</dc:date>
    <meta:editing-duration>PT28M53S</meta:editing-duration>
    <meta:editing-cycles>7</meta:editing-cycles>
    <meta:generator>LibreOffice/5.1.6.2$Linux_X86_64 LibreOffice_project/10m0$Build-2</meta:generator>
    <meta:document-statistic meta:object-count="69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 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